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9" text:style-name="Internet_20_link" text:visited-style-name="Visited_20_Internet_20_Link">https://rockingsoccer.com/lv/futbols/help/home/category-9</text:a></text:h>
      <text:h text:style-name="P2" text:outline-level="1">Transfēri</text:h>
      <text:p text:style-name="P1">Ātrākais veids, kā uzlabot savas komandas vājās vietas, ir nopirkt spēlētāju šajā pozīcijā. Tam ir <text:span text:style-name="T1"><office:annotation office:name="__Annotation__2_2099647481"><dc:creator>Nezināms autors</dc:creator><dc:date>2018-11-11T12:32:17.556000000</dc:date><text:p text:style-name="P5"><text:span text:style-name="T2">paredzēti</text:span></text:p></office:annotation></text:span><text:span text:style-name="T1">paradzēti</text:span><office:annotation-end office:name="__Annotation__2_2099647481"/> transfēri.</text:p>
      <text:p text:style-name="P1">Lai ņemtu dalību transfēros, jums jābūt pabeigušam spēles ievadu un jābūt apstiprinātam lietotāja kontam.</text:p>
      <text:p text:style-name="P1">Ja vēlaties redzēt transfēriem pieejamos spēlētājus, jums jābūt attīstītam Skautu Birojam. Ja jums tāda nav vai nespējat atrast spēlētāju kādu vēlaties, tad varat meklēt spēlētājus vietējās, ārzemju līgās un komandās. Ja atrodat spēlētāju, kurš atbilst jūsu vēlmēm, tad varat uzrunāt tā īpašnieku saistībā ar potenciālo spēlētāja pāreju.</text:p>
      <text:p text:style-name="P1">Atcerieties, ka spēlētāju pārejas var notikt tikai transfēru perioda laikā. Viens no šiem periodiem ilgst no sezonas beigām līdz jaunas sezonas sākumam, otrs periods - sezonas vidū.</text:p>
      <text:h text:style-name="P3" text:outline-level="3">Godīga spēle</text:h>
      <text:p text:style-name="P1">Mēs uzskatām, ka transfēru tirgus drīkst tikt izmantots tikai godīgiem darījumiem par atbilstošām summām. Tirgus nav domāts naudas pārcelšanai starp kontiem vai lai palīdzētu draugiem, pārdodot spēlētājus par neadekvātām cenām</text:p>
      <text:p text:style-name="P1">Šie transfēru noteikumi ir radīti, lai pazeminātu krāpšanās risku. Tieši <office:annotation office:name="__Annotation__4_2099647481"><dc:creator>Nezināms autors</dc:creator><dc:date>2018-11-11T12:32:48.017000000</dc:date><text:p text:style-name="P4"><text:span text:style-name="T2">tāpēc</text:span></text:p></office:annotation>tapēc<office:annotation-end office:name="__Annotation__4_2099647481"/>, lai mazinātu šādas iespējas, visi spēlētāji pārdošanas gaitā atrodas atvērtā tirgū. Nav iespējams veikt savstarpēju līgumu par pāreju vai īri un, visticamāk, šāda iespēja nākotnē nebūs.</text:p>
      <text:p text:style-name="P1">Pārdodot spēlētāju, nav iespējams tam līdzi dot daudz noslēptus pieredzes punktus. Spēlētājs, mainot klubu, sev līdzi var paņemt ne vairāk kā 5000 pieredzes punkt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2:30:46.811000000</meta:creation-date>
    <dc:date>2018-11-11T12:36:35.436000000</dc:date>
    <meta:editing-duration>PT5M48S</meta:editing-duration>
    <meta:editing-cycles>2</meta:editing-cycles>
    <meta:generator>LibreOffice/6.0.2.1$Windows_X86_64 LibreOffice_project/f7f06a8f319e4b62f9bc5095aa112a65d2f3ac89</meta:generator>
    <meta:document-statistic meta:table-count="0" meta:image-count="0" meta:object-count="0" meta:page-count="1" meta:paragraph-count="10" meta:word-count="200" meta:character-count="1476" meta:non-whitespace-character-count="1286"/>
  </office:meta>
</office:document-meta>
</file>